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ToMethodReturnValueHandlerTests.createMessage( String sessId , String subsId , String destPrefix , String dest , Principal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ndToMethodReturnValueHandlerTests.sendToUserSingle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ndToMethodReturnValueHandlerTests.sendToUserClassDefaultEmpty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handleAndSendToUserI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UserSessionWithout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ndToMethodReturnValueHandlerTests.sendToUserWithSendToDefaultOverri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ndToMethodReturnValueHandlerTests.sendT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To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ToTestBean.handleAndSendTo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UserDefaultDestinationWhenUsingDotPathS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ToTestBean.handleAndSendToDefaul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ClassDefaultEmpty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testHeadersTo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ndToUserTestBean.handle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UserClassDefaultNo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sendToUserClassDefaultOverri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ToMethodReturnValueHandlerTests.handleAnd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Defaul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handleAndSendToUserDefaultDestI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handleAndSendTo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dToMethodReturnValueHandlerTests.sendTo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ndToMethodReturnValueHandlerTests.param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handleAndSendToDefaul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No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UserWithSendToOverrideTestBean.handleAndSendTo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getCapturedAccessor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ToMethodReturnValueHandlerTests.sendToUserWithSendToOverri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ndToMethodReturnValueHandlerTests.handleAndSendToUserDefaul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ClassDefaultOverri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ToMethodReturnValueHandlerTests.sendToClassDefaultNo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sendToUserWithUserName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ndToMethodReturnValueHandlerTests.handleAndSendToWith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param( Class &lt; ? &gt; clazz ,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handleAndSendToAndSendTo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UserDefaul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ndToMethodReturnValueHandlerTests.sendToUserDefaultDestinationSingle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ndToUserTestBean.handleAndSendToDefaul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TestBean.handle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WithDestinationPlacehol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ndToMethodReturnValueHandlerTests.sendToAndSendTo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iqueUser.getDestination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sendToDefaultDestinationWhenUsingDotPathS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UserWithSendToOverrideTestBean.handleAndSendTo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User.implies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json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ndToMethodReturnValueHandlerTests.assertResponse( MethodParameter methodParameter , String sessionId , int index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ToMethodReturnValueHandlerTests.handleNo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Tests.handleAndSendTo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UserTestBean.handleAndSendTo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